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4pt" fo:font-weight="bold" officeooo:rsid="001bc767" officeooo:paragraph-rsid="001bc767" style:font-size-asian="12.25pt" style:font-weight-asian="bold" style:font-size-complex="14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bc767" officeooo:paragraph-rsid="001bc767"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2pt" style:text-underline-style="wave" style:text-underline-width="auto" style:text-underline-color="font-color" fo:font-weight="bold" officeooo:rsid="001d9ac1" officeooo:paragraph-rsid="001d9ac1"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bc767" officeooo:paragraph-rsid="001bc767"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bc767" officeooo:paragraph-rsid="001bc767"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1d0854" officeooo:paragraph-rsid="001d0854"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d0854" officeooo:paragraph-rsid="001d0854" style:font-size-asian="8.75pt" style:font-weight-asian="bold" style:font-size-complex="10pt" style:font-weight-complex="bold"/>
    </style:style>
    <style:style style:name="P9" style:family="paragraph" style:parent-style-name="Standard">
      <style:paragraph-properties fo:line-height="115%" fo:text-align="center" style:justify-single-word="false"/>
      <style:text-properties style:font-name="Liberation Mono" fo:font-size="10pt" fo:font-weight="bold" officeooo:rsid="001d9ac1" officeooo:paragraph-rsid="001d9ac1"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1d9ac1" officeooo:paragraph-rsid="001d9ac1" style:font-size-asian="8.75pt" style:font-weight-asian="bold" style:font-size-complex="10pt" style:font-weight-complex="bold"/>
    </style:style>
    <style:style style:name="P11" style:family="paragraph" style:parent-style-name="Hanging_20_indent">
      <style:text-properties fo:font-weight="bold" style:font-weight-asian="bold" style:font-weight-complex="bold"/>
    </style:style>
    <style:style style:name="P12" style:family="paragraph" style:parent-style-name="Hanging_20_indent">
      <style:text-properties officeooo:paragraph-rsid="00229d83"/>
    </style:style>
    <style:style style:name="P13" style:family="paragraph" style:parent-style-name="Standard">
      <style:paragraph-properties fo:line-height="115%" fo:text-align="start" style:justify-single-word="false"/>
      <style:text-properties style:font-name="Liberation Mono" fo:font-size="10pt" fo:font-weight="bold" officeooo:rsid="00227846" officeooo:paragraph-rsid="00227846" style:font-size-asian="8.75pt" style:font-weight-asian="bold" style:font-size-complex="10pt" style:font-weight-complex="bold"/>
    </style:style>
    <style:style style:name="P14" style:family="paragraph" style:parent-style-name="Standard">
      <style:paragraph-properties fo:line-height="115%" fo:text-align="start" style:justify-single-word="false"/>
      <style:text-properties style:font-name="Liberation Mono" fo:font-size="10pt" fo:font-weight="bold" officeooo:rsid="00227846" officeooo:paragraph-rsid="00229d83" style:font-size-asian="8.75pt" style:font-weight-asian="bold" style:font-size-complex="10pt" style:font-weight-complex="bold"/>
    </style:style>
    <style:style style:name="P15" style:family="paragraph" style:parent-style-name="Standard">
      <style:paragraph-properties fo:line-height="115%" fo:text-align="start" style:justify-single-word="false"/>
      <style:text-properties style:font-name="Liberation Mono" fo:font-size="10pt" fo:font-weight="bold" officeooo:rsid="00227846" officeooo:paragraph-rsid="00231eef" style:font-size-asian="8.75pt" style:font-weight-asian="bold" style:font-size-complex="10pt" style:font-weight-complex="bold"/>
    </style:style>
    <style:style style:name="T1" style:family="text">
      <style:text-properties officeooo:rsid="001bc767"/>
    </style:style>
    <style:style style:name="T2" style:family="text">
      <style:text-properties officeooo:rsid="001d0854"/>
    </style:style>
    <style:style style:name="T3" style:family="text">
      <style:text-properties officeooo:rsid="001d9ac1"/>
    </style:style>
    <style:style style:name="T4" style:family="text">
      <style:text-properties fo:font-weight="bold" style:font-weight-asian="bold" style:font-weight-complex="bold"/>
    </style:style>
    <style:style style:name="T5" style:family="text">
      <style:text-properties fo:font-weight="bold" officeooo:rsid="001bc767" style:font-weight-asian="bold" style:font-weight-complex="bold"/>
    </style:style>
    <style:style style:name="T6" style:family="text">
      <style:text-properties fo:font-weight="bold" officeooo:rsid="001d0854" style:font-weight-asian="bold" style:font-weight-complex="bold"/>
    </style:style>
    <style:style style:name="T7" style:family="text">
      <style:text-properties fo:font-weight="bold" officeooo:rsid="001d9ac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ONT END – PART 1</text:p>
      <text:p text:style-name="P3">FORMS</text:p>
      <text:p text:style-name="P3"/>
      <text:p text:style-name="P5">(Forms Use)</text:p>
      <text:p text:style-name="P6">1. What is the use of Forms in HTML?</text:p>
      <text:p text:style-name="Hanging_20_indent"><text:span text:style-name="T1">a) </text:span>to display contents<text:tab/><text:tab/><text:tab/><text:tab/><text:span text:style-name="T5">b) </text:span><text:span text:style-name="T4">to collect user’s input</text:span></text:p>
      <text:p text:style-name="Hanging_20_indent"><text:span text:style-name="T1">c) </text:span>to search the site by user’s input<text:tab/><text:tab/><text:span text:style-name="T1">d) </text:span>none of the above</text:p>
      <text:p text:style-name="P5"/>
      <text:p text:style-name="P5">(Input Tag)</text:p>
      <text:p text:style-name="P6">2. Input tag is generally used within:</text:p>
      <text:p text:style-name="Hanging_20_indent"><text:span text:style-name="T1">a) </text:span>&lt;title&gt; element<text:tab/><text:tab/><text:tab/><text:tab/><text:span text:style-name="T5">b) </text:span><text:span text:style-name="T4">&lt;form&gt; element</text:span></text:p>
      <text:p text:style-name="Hanging_20_indent"><text:span text:style-name="T1">c) </text:span>&lt;meta&gt; element<text:tab/><text:tab/><text:tab/><text:tab/><text:span text:style-name="T1">d) </text:span>&lt;head&gt; element</text:p>
      <text:p text:style-name="P13">SOLUTION DESCRIPTION:</text:p>
      <text:p text:style-name="Hanging_20_indent">It is used to create interactive controls for forms in order to accept data from the user within the form element.</text:p>
      <text:p text:style-name="P5"/>
      <text:p text:style-name="P7">(Label tag)</text:p>
      <text:p text:style-name="P8">3. Select the correct statements about the label tag.</text:p>
      <text:p text:style-name="Hanging_20_indent"><text:span text:style-name="T2">a) </text:span>&lt;label&gt; tag in HTML is used to specify a label that you want to show for an &lt;input&gt; element of a form.</text:p>
      <text:p text:style-name="Hanging_20_indent"><text:span text:style-name="T2">b) </text:span>&lt;label&gt; tag is an inline element.</text:p>
      <text:p text:style-name="Hanging_20_indent"><text:span text:style-name="T2">c) </text:span>‘for’ attribute used in &lt;label&gt; tag refers to the id of the element this label is associated with.</text:p>
      <text:p text:style-name="P11"><text:span text:style-name="T2">d) </text:span>All of the above.</text:p>
      <text:p text:style-name="P7"/>
      <text:p text:style-name="P7">(Take Input From User)</text:p>
      <text:p text:style-name="P8">4. Which element is used to take input from the user that can be send to the server?</text:p>
      <text:p text:style-name="Hanging_20_indent"><text:span text:style-name="T2">a) </text:span>&lt;form&gt;<text:tab/><text:tab/><text:tab/><text:tab/><text:tab/><text:tab/><text:span text:style-name="T2">b) </text:span>&lt;label&gt;</text:p>
      <text:p text:style-name="Hanging_20_indent"><text:span text:style-name="T6">c) </text:span><text:span text:style-name="T4">&lt;input&gt;</text:span><text:tab/><text:tab/><text:tab/><text:tab/><text:tab/><text:span text:style-name="T2">d) </text:span>&lt;select&gt;</text:p>
      <text:p text:style-name="P7"/>
      <text:p text:style-name="Hanging_20_indent">(Default of Type Attribute)</text:p>
      <text:p text:style-name="P8">5. What is the default ‘type’ attribute of &lt;input&gt; element?</text:p>
      <text:p text:style-name="Hanging_20_indent"><text:span text:style-name="T6">a) </text:span><text:span text:style-name="T4">text</text:span><text:tab/><text:tab/><text:tab/><text:tab/><text:tab/><text:tab/><text:span text:style-name="T2">b) </text:span>password</text:p>
      <text:p text:style-name="Hanging_20_indent"><text:span text:style-name="T2">c) </text:span>numerals<text:tab/><text:tab/><text:tab/><text:tab/><text:tab/><text:span text:style-name="T2">d) </text:span>date</text:p>
      <text:p text:style-name="P7"/>
      <text:p text:style-name="P7">(Not Input Type Value)</text:p>
      <text:p text:style-name="P8">6. Which of them is not the value of the input’s type attribute?</text:p>
      <text:p text:style-name="Hanging_20_indent"><text:span text:style-name="T2">a) </text:span>email<text:tab/><text:tab/><text:tab/><text:tab/><text:tab/><text:span text:style-name="T2">b) </text:span>password<text:tab/><text:tab/><text:tab/><text:tab/><text:span text:style-name="T2">c) </text:span>hidden</text:p>
      <text:p text:style-name="Hanging_20_indent"><text:span text:style-name="T2">d) </text:span>range<text:tab/><text:tab/><text:tab/><text:tab/><text:tab/><text:span text:style-name="T2">e) </text:span>week<text:tab/><text:tab/><text:tab/><text:tab/><text:span text:style-name="T6">f) </text:span><text:span text:style-name="T4">None of these</text:span></text:p>
      <text:p text:style-name="P13"><text:span text:style-name="T4">SOLUTION DESCRIPTION:</text:span></text:p>
      <text:p text:style-name="Hanging_20_indent"><text:soft-page-break/>Hint: Refer to the extra link given in Notes to get a list of input type attributes.</text:p>
      <text:p text:style-name="P7"/>
      <text:p text:style-name="P7">(Compulsory to Fill)</text:p>
      <text:p text:style-name="P8">7. Adding which of the following to input box make it compulsory to be filled out when submitting the form?</text:p>
      <text:p text:style-name="Hanging_20_indent"><text:span text:style-name="T2">a) </text:span>type=”required”<text:tab/><text:tab/><text:tab/><text:tab/><text:span text:style-name="T6">b) </text:span><text:span text:style-name="T4">required</text:span></text:p>
      <text:p text:style-name="Hanging_20_indent"><text:span text:style-name="T2">c) </text:span>important<text:tab/><text:tab/><text:tab/><text:tab/><text:tab/><text:span text:style-name="T2">d) </text:span>compulsory</text:p>
      <text:p text:style-name="P7"/>
      <text:p text:style-name="P7">(Create Check Box)</text:p>
      <text:p text:style-name="P8">8. Which tag creates a check box for a form in HTML?</text:p>
      <text:p text:style-name="Hanging_20_indent"><text:span text:style-name="T2">a) </text:span>&lt;checkbox&gt;&lt;/checkbox&gt;<text:tab/><text:tab/><text:tab/><text:span text:style-name="T6">b) </text:span><text:span text:style-name="T4">&lt;input type="checkbox"&gt;</text:span></text:p>
      <text:p text:style-name="Hanging_20_indent"><text:span text:style-name="T2">c) </text:span>&lt;input=checkbox&gt;<text:tab/><text:tab/><text:tab/><text:tab/><text:span text:style-name="T2">d) </text:span>&lt;input checkbox&gt;</text:p>
      <text:p text:style-name="P7"/>
      <text:p text:style-name="P7">(Label For Attribute)</text:p>
      <text:p text:style-name="P8">9. How does the “for” attribute of label links to input box?</text:p>
      <text:p text:style-name="Hanging_20_indent"><text:span text:style-name="T2">a) </text:span>set the “name” attribute of input to same value as “for” attribute</text:p>
      <text:p text:style-name="Hanging_20_indent"><text:span text:style-name="T2">b) </text:span>set the “value” attribute of input to same value as “for” attribute</text:p>
      <text:p text:style-name="P11"><text:span text:style-name="T2">c) </text:span>set the “id” attribute of input to same value as “for” attribute</text:p>
      <text:p text:style-name="Hanging_20_indent"><text:span text:style-name="T2">d) </text:span>all the above options are necessary</text:p>
      <text:p text:style-name="P7"/>
      <text:p text:style-name="P7">(Same Value For Name)</text:p>
      <text:p text:style-name="P8">10. Choose the correct statement regarding elements having same value of “name” attribute.</text:p>
      <text:p text:style-name="Hanging_20_indent"><text:span text:style-name="T2">a) </text:span>Elements with &lt;input type="checkbox"&gt; can have multiple value because multiple checkboxes can be selected and part of same set</text:p>
      <text:p text:style-name="Hanging_20_indent"><text:span text:style-name="T2">b) </text:span>Elements with &lt;input type="radio"&gt; can have same value because multiple radio buttons can be selected and part of same set</text:p>
      <text:p text:style-name="Hanging_20_indent"><text:span text:style-name="T2">c) </text:span>Elements with &lt;input type="checkbox"&gt; can have same value because only one checkbox can be selected and part of same set</text:p>
      <text:p text:style-name="P11"><text:span text:style-name="T2">d) </text:span>Elements with &lt;input type="radio"&gt; can have same value because only one radio button can be selected and part of same set</text:p>
      <text:p text:style-name="P7"/>
      <text:p text:style-name="P7">(Radio Buttons vs Checkboxes)</text:p>
      <text:p text:style-name="P8">11. Which of the following HTML elements will allow the user to choose none, one, several or all items?</text:p>
      <text:p text:style-name="Hanging_20_indent"><text:span text:style-name="T2">a) </text:span>Radio buttons<text:tab/><text:tab/><text:tab/><text:tab/><text:tab/><text:span text:style-name="T6">b) </text:span><text:span text:style-name="T4">Checkboxes</text:span></text:p>
      <text:p text:style-name="Hanging_20_indent"><text:span text:style-name="T2">c) </text:span>Specially designed radio button<text:tab/><text:tab/><text:span text:style-name="T2">d) </text:span>Dropdown list</text:p>
      <text:p text:style-name="P13">SOLUTION DESCRIPTION:</text:p>
      <text:p text:style-name="Hanging_20_indent">Explanation: Radio buttons allow one option to be selected out of all available options. whereas checkboxes allow multiple options to be selected. If a checkbox is unchecked when its form is submitted then there is no option/value submitted to the server.</text:p>
      <text:p text:style-name="P7"><text:soft-page-break/></text:p>
      <text:p text:style-name="P7">(For Attribute)</text:p>
      <text:p text:style-name="P8">12. How does the “for” attribute of the label link to the input box?</text:p>
      <text:p text:style-name="Hanging_20_indent"><text:span text:style-name="T2">a) </text:span>Set the “name” attribute of input to the same value as “for” attribute.</text:p>
      <text:p text:style-name="Hanging_20_indent"><text:span text:style-name="T2">b) </text:span>Set the “value” attribute of input to the same value as the “for” attribute.</text:p>
      <text:p text:style-name="P11"><text:span text:style-name="T2">c) </text:span>Set the “id” attribute of input to the same value as “for” attribute.</text:p>
      <text:p text:style-name="Hanging_20_indent"><text:span text:style-name="T2">d) </text:span>All the above options are necessary.</text:p>
      <text:p text:style-name="P13">SOLUTION DESCRIPTION:</text:p>
      <text:p text:style-name="Hanging_20_indent">Explanation: You need to give the "input" an “id” attribute then "label" needs a for attribute whose value is the same as the input’s Id. </text:p>
      <text:p text:style-name="P7"/>
      <text:p text:style-name="P7">(Multi Line Input)</text:p>
      <text:p text:style-name="P8">13. Which element is used to create multi-line text input?</text:p>
      <text:p text:style-name="Hanging_20_indent"><text:span text:style-name="T2">a) </text:span>text<text:tab/><text:tab/><text:tab/><text:tab/><text:tab/><text:tab/><text:span text:style-name="T6">b) </text:span><text:span text:style-name="T4">textarea</text:span></text:p>
      <text:p text:style-name="Hanging_20_indent"><text:span text:style-name="T2">c) </text:span>submit<text:tab/><text:tab/><text:tab/><text:tab/><text:tab/><text:tab/><text:span text:style-name="T2">d) </text:span>radio</text:p>
      <text:p text:style-name="P7"/>
      <text:p text:style-name="P7">(Drop Down)</text:p>
      <text:p text:style-name="P8">14. To create a drop down which tag will you use?</text:p>
      <text:p text:style-name="Hanging_20_indent"><text:span text:style-name="T6">a) </text:span><text:span text:style-name="T4">&lt;select&gt;</text:span><text:tab/><text:tab/><text:tab/><text:tab/><text:tab/><text:span text:style-name="T2">b) </text:span>&lt;list&gt;</text:p>
      <text:p text:style-name="Hanging_20_indent"><text:span text:style-name="T2">c) </text:span>&lt;input type="dropdown"&gt;<text:tab/><text:tab/><text:tab/><text:span text:style-name="T2">d) </text:span>Any of them will work</text:p>
      <text:p text:style-name="P7"/>
      <text:p text:style-name="P7">(Used With Select)</text:p>
      <text:p text:style-name="P8">15. Which attribute can be used with &lt;select&gt; element?</text:p>
      <text:p text:style-name="Hanging_20_indent"><text:span text:style-name="T2">a) </text:span>selected<text:tab/><text:tab/><text:tab/><text:tab/><text:tab/><text:span text:style-name="T2">b) </text:span>value</text:p>
      <text:p text:style-name="Hanging_20_indent"><text:span text:style-name="T6">c) </text:span><text:span text:style-name="T4">multiple</text:span><text:tab/><text:tab/><text:tab/><text:tab/><text:tab/><text:span text:style-name="T2">d) </text:span>none of the above</text:p>
      <text:p text:style-name="P7"/>
      <text:p text:style-name="P7">(Action Specifies)</text:p>
      <text:p text:style-name="P8">16. What does the action attribute defines?</text:p>
      <text:p text:style-name="Hanging_20_indent"><text:span text:style-name="T2">a) </text:span>The action attribute specifies where to send the form-data when a form is not submitted.</text:p>
      <text:p text:style-name="P11"><text:span text:style-name="T2">b) </text:span>The action attribute specifies where to send the form-data when a form is submitted.</text:p>
      <text:p text:style-name="Hanging_20_indent"><text:span text:style-name="T2">c) </text:span>Specify the method to call when the form is submitted</text:p>
      <text:p text:style-name="Hanging_20_indent"><text:span text:style-name="T2">d) </text:span>None of the above</text:p>
      <text:p text:style-name="P14">SOLUTION DESCRIPTION:</text:p>
      <text:p text:style-name="Hanging_20_indent">Explanation: ‘action’ attribute is used to specify where the form data is to be sent to the server after submission of the form.</text:p>
      <text:p text:style-name="P7"/>
      <text:p text:style-name="P7">(Method Specifies)</text:p>
      <text:p text:style-name="P8">17. The method attribute specifies -</text:p>
      <text:p text:style-name="P11"><text:span text:style-name="T2">a) </text:span>the method name that process the form data</text:p>
      <text:p text:style-name="Hanging_20_indent"><text:span text:style-name="T2">b) </text:span>the URI of program that processes the form data</text:p>
      <text:p text:style-name="Hanging_20_indent"><text:soft-page-break/><text:span text:style-name="T2">c) </text:span>the method that the browser uses to submit the form</text:p>
      <text:p text:style-name="Hanging_20_indent"><text:span text:style-name="T2">d) </text:span>none of the above</text:p>
      <text:p text:style-name="P7"/>
      <text:p text:style-name="P7">(Not Method Value)</text:p>
      <text:p text:style-name="P8">18. Which of the following is not the keyword of form method attribute?</text:p>
      <text:p text:style-name="Hanging_20_indent"><text:span text:style-name="T2">a) </text:span>GET<text:tab/><text:tab/><text:tab/><text:tab/><text:tab/><text:tab/><text:span text:style-name="T2">b) </text:span>POST</text:p>
      <text:p text:style-name="Hanging_20_indent"><text:span text:style-name="T6">c) </text:span><text:span text:style-name="T4">OUT</text:span><text:tab/><text:tab/><text:tab/><text:tab/><text:tab/><text:tab/><text:span text:style-name="T2">d) </text:span>None of these</text:p>
      <text:p text:style-name="P7"/>
      <text:p text:style-name="P9">(Suitable Request Methods)</text:p>
      <text:p text:style-name="P10">19. Which method would be more appropriate in the form where a user enters a password such as a login form?</text:p>
      <text:p text:style-name="Hanging_20_indent"><text:span text:style-name="T3">a) </text:span>GET<text:tab/><text:tab/><text:tab/><text:tab/><text:tab/><text:tab/><text:span text:style-name="T7">b) </text:span><text:span text:style-name="T4">POST</text:span></text:p>
      <text:p text:style-name="Hanging_20_indent"><text:span text:style-name="T3">c) </text:span>PUT<text:tab/><text:tab/><text:tab/><text:tab/><text:tab/><text:tab/><text:span text:style-name="T3">d) </text:span>None of the above</text:p>
      <text:p text:style-name="P14">SOLUTION DESCRIPTION:</text:p>
      <text:p text:style-name="Hanging_20_indent">Explanation: The POST method is more appropriate if the user supplies sensitive information like passwords.</text:p>
      <text:p text:style-name="Hanging_20_indent">It transfers information via HTTP headers. But the GET method appends the data with the URL to send it to the server. Sending data this way is insecure as one can easily see the contents of the URL.</text:p>
      <text:p text:style-name="P9"/>
      <text:p text:style-name="P9">(Audio Tag)</text:p>
      <text:p text:style-name="P10">20. Which of the following tag is used for audio in HTML5 ?</text:p>
      <text:p text:style-name="Hanging_20_indent"><text:span text:style-name="T3">a) </text:span>&lt;video&gt;<text:tab/><text:tab/><text:tab/><text:tab/><text:tab/><text:span text:style-name="T3">b) </text:span>&lt;canvas&gt;</text:p>
      <text:p text:style-name="Hanging_20_indent"><text:span text:style-name="T3">c) </text:span>&lt;media&gt;<text:tab/><text:tab/><text:tab/><text:tab/><text:tab/><text:span text:style-name="T7">d) </text:span><text:span text:style-name="T4">&lt;audio&gt;</text:span></text:p>
      <text:p text:style-name="P9"/>
      <text:p text:style-name="P9">(Multiple Media Resources)</text:p>
      <text:p text:style-name="P10">21. Which tag is used to defines multiple media resources for media elements audio and video?</text:p>
      <text:p text:style-name="Hanging_20_indent"><text:span text:style-name="T3">a) </text:span>&lt;canvas&gt;<text:tab/><text:tab/><text:tab/><text:tab/><text:tab/><text:span text:style-name="T7">b) </text:span><text:span text:style-name="T4">&lt;source&gt;</text:span></text:p>
      <text:p text:style-name="Hanging_20_indent"><text:span text:style-name="T3">c) </text:span>&lt;media&gt;<text:tab/><text:tab/><text:tab/><text:tab/><text:tab/><text:span text:style-name="T3">d) </text:span>none of the above</text:p>
      <text:p text:style-name="P9"/>
      <text:p text:style-name="P9">(Audio Controls)</text:p>
      <text:p text:style-name="P10">22. Which of the following attribute adds audio controls, like play, pause, and volume?</text:p>
      <text:p text:style-name="Hanging_20_indent"><text:span text:style-name="T3">a) </text:span>audio<text:tab/><text:tab/><text:tab/><text:tab/><text:tab/><text:tab/><text:span text:style-name="T3">b) </text:span>source</text:p>
      <text:p text:style-name="Hanging_20_indent"><text:span text:style-name="T3">c) </text:span>src<text:tab/><text:tab/><text:tab/><text:tab/><text:tab/><text:tab/><text:span text:style-name="T7">d) </text:span><text:span text:style-name="T4">controls</text:span></text:p>
      <text:p text:style-name="P9"/>
      <text:p text:style-name="P9">(Figcaption Used With)</text:p>
      <text:p text:style-name="P10">23. With which element can the figcaption be used?</text:p>
      <text:p text:style-name="Hanging_20_indent"><text:span text:style-name="T7">a) </text:span><text:span text:style-name="T4">figure</text:span><text:tab/><text:tab/><text:tab/><text:tab/><text:tab/><text:tab/><text:span text:style-name="T3">b) </text:span>caption</text:p>
      <text:p text:style-name="Hanging_20_indent"><text:span text:style-name="T3">c) </text:span>img<text:tab/><text:tab/><text:tab/><text:tab/><text:tab/><text:tab/><text:span text:style-name="T3">d) </text:span>any tag</text:p>
      <text:p text:style-name="P9"><text:soft-page-break/></text:p>
      <text:p text:style-name="P9">(Metadata)</text:p>
      <text:p text:style-name="P10">24. Metadata store information about the web page that is not necessarily visible to end users.</text:p>
      <text:p text:style-name="Hanging_20_indent"><text:span text:style-name="T7">a) </text:span><text:span text:style-name="T4">True</text:span><text:tab/><text:tab/><text:tab/><text:tab/><text:tab/><text:tab/><text:span text:style-name="T3">b) </text:span>False</text:p>
      <text:p text:style-name="P9"><text:tab/></text:p>
      <text:p text:style-name="P9">(Metadata Container)</text:p>
      <text:p text:style-name="P10">25. In which part of the HTML metadata is contained?</text:p>
      <text:p text:style-name="Hanging_20_indent"><text:span text:style-name="T3">a) </text:span>body tag<text:tab/><text:tab/><text:tab/><text:tab/><text:tab/><text:span text:style-name="T3">b) </text:span>html tag</text:p>
      <text:p text:style-name="Hanging_20_indent"><text:span text:style-name="T7">c) </text:span><text:span text:style-name="T4">head tag</text:span><text:tab/><text:tab/><text:tab/><text:tab/><text:tab/><text:span text:style-name="T3">d) </text:span>title tag</text:p>
      <text:p text:style-name="P9"/>
      <text:p text:style-name="P9">(Associated Value)</text:p>
      <text:p text:style-name="P10">26. Which attribute gives the value associated with the http-equiv or name attribute?</text:p>
      <text:p text:style-name="Hanging_20_indent"><text:span text:style-name="T7">a) </text:span><text:span text:style-name="T4">content</text:span><text:tab/><text:tab/><text:tab/><text:tab/><text:tab/><text:span text:style-name="T3">b) </text:span>name</text:p>
      <text:p text:style-name="Hanging_20_indent"><text:span text:style-name="T3">c) </text:span>charset<text:tab/><text:tab/><text:tab/><text:tab/><text:tab/><text:tab/><text:span text:style-name="T3">d) </text:span>http-equiv</text:p>
      <text:p text:style-name="P14">SOLUTION DESCRIPTION:</text:p>
      <text:p text:style-name="Hanging_20_indent">The content attribute can only be used with "name" and "http-equiv" attributes only. The name attribute specifies a name for the value of the content attribute. The http-equiv attribute provides an HTTP header for the value of the content attribute.</text:p>
      <text:p text:style-name="P9"/>
      <text:p text:style-name="P9">(Name in Metadata)</text:p>
      <text:p text:style-name="P10">27. What does the name attribute in meta tags specify?</text:p>
      <text:p text:style-name="Hanging_20_indent"><text:span text:style-name="T3">a) </text:span>HTTP header value<text:tab/><text:tab/><text:tab/><text:tab/><text:span text:style-name="T7">b) </text:span><text:span text:style-name="T4">name of the metadata</text:span></text:p>
      <text:p text:style-name="Hanging_20_indent"><text:span text:style-name="T3">c) </text:span>name of character encoding<text:tab/><text:tab/><text:tab/><text:span text:style-name="T3">d) </text:span>all of the above</text:p>
      <text:p text:style-name="P9"/>
      <text:p text:style-name="P4">ASSIGNMENT</text:p>
      <text:p text:style-name="P9"/>
      <text:p text:style-name="P9">(Auto Play Media)</text:p>
      <text:p text:style-name="P10">28. In HTML Audio/Video,which attribute sets or returns whether it should start playing as soon as it is loaded?</text:p>
      <text:p text:style-name="Hanging_20_indent"><text:span text:style-name="T3">a) </text:span>controls<text:tab/><text:tab/><text:tab/><text:tab/><text:tab/><text:span text:style-name="T3">b) </text:span>audio</text:p>
      <text:p text:style-name="Hanging_20_indent"><text:span text:style-name="T7">c) </text:span><text:span text:style-name="T4">autoplay</text:span><text:tab/><text:tab/><text:tab/><text:tab/><text:tab/><text:span text:style-name="T3">d) </text:span>loop</text:p>
      <text:p text:style-name="P9"/>
      <text:p text:style-name="P9">(Group in Drop Down List)</text:p>
      <text:p text:style-name="P10">29. Which of the following element defines a group of related options in a drop-down list?</text:p>
      <text:p text:style-name="Hanging_20_indent"><text:span text:style-name="T3">a) </text:span>&lt;form&gt;<text:tab/><text:tab/><text:tab/><text:tab/><text:tab/><text:tab/><text:span text:style-name="T7">b) </text:span><text:span text:style-name="T4">&lt;optgroup&gt;</text:span></text:p>
      <text:p text:style-name="Hanging_20_indent"><text:span text:style-name="T3">c) </text:span>&lt;output&gt;<text:tab/><text:tab/><text:tab/><text:tab/><text:tab/><text:span text:style-name="T3">d) </text:span>&lt;option&gt;</text:p>
      <text:p text:style-name="P14">SOLUTION DESCRIPTION:</text:p>
      <text:p text:style-name="Hanging_20_indent">Explanation: The optgroup tag is used to group related options in a dropdown list. This makes it easier to understand their choices when looking at a large list.</text:p>
      <text:p text:style-name="P9"/>
      <text:p text:style-name="P9"><text:soft-page-break/>(Default Select Check Box)</text:p>
      <text:p text:style-name="P10">30. Which attribute will make a checkbox selected/ ticked by default?</text:p>
      <text:p text:style-name="Hanging_20_indent"><text:span text:style-name="T3">a) </text:span>ticked<text:tab/><text:tab/><text:tab/><text:tab/><text:tab/><text:tab/><text:span text:style-name="T3">b) </text:span>select</text:p>
      <text:p text:style-name="Hanging_20_indent"><text:span text:style-name="T3">c) </text:span>selected<text:tab/><text:tab/><text:tab/><text:tab/><text:tab/><text:span text:style-name="T7">d) </text:span><text:span text:style-name="T4">checked</text:span></text:p>
      <text:p text:style-name="P9"/>
      <text:p text:style-name="P9">(Rel Attribute)</text:p>
      <text:p text:style-name="P10">31. What is the value of rel attribute to describe a favicon?</text:p>
      <text:p text:style-name="Hanging_20_indent"><text:span text:style-name="T3">a) </text:span>favicon<text:tab/><text:tab/><text:tab/><text:tab/><text:tab/><text:tab/><text:span text:style-name="T3">b) </text:span>image</text:p>
      <text:p text:style-name="Hanging_20_indent"><text:span text:style-name="T7">c) </text:span><text:span text:style-name="T4">icon</text:span><text:tab/><text:tab/><text:tab/><text:tab/><text:tab/><text:tab/><text:span text:style-name="T3">d) </text:span>fav</text:p>
      <text:p text:style-name="P14">SOLUTION DESCRIPTION:</text:p>
      <text:p text:style-name="Hanging_20_indent">Explanation: rel attribute defines the relationship between the current page and the linked resource. rel = “icon” value describes the favicon or web page icon that visually represents the website.</text:p>
      <text:p text:style-name="P9"/>
      <text:p text:style-name="P9">(Charset)</text:p>
      <text:p text:style-name="P10">32. What is the role of charset attribute? It specifies -</text:p>
      <text:p text:style-name="Hanging_20_indent"><text:span text:style-name="T3">a) </text:span>a scheme to be used to interpret the value of the content attribute</text:p>
      <text:p text:style-name="Hanging_20_indent"><text:span text:style-name="T3">b) </text:span>a name for the metadata</text:p>
      <text:p text:style-name="P11"><text:span text:style-name="T3">c) </text:span>the character encoding for the HTML document</text:p>
      <text:p text:style-name="Hanging_20_indent"><text:span text:style-name="T3">d) </text:span>none of the mentioned</text:p>
      <text:p text:style-name="P9"/>
      <text:p text:style-name="P9">(Create Submit Button)</text:p>
      <text:p text:style-name="P10">33. In which of the following ways can a submit button be created?</text:p>
      <text:p text:style-name="P12"><text:span text:style-name="T7">a) </text:span><text:span text:style-name="T4">&lt;input type=”submit” value=”Submit” /&gt;</text:span></text:p>
      <text:p text:style-name="P12"><text:span text:style-name="T7">b) </text:span><text:span text:style-name="T4">&lt;button&gt;Submit&lt;/button&gt;</text:span></text:p>
      <text:p text:style-name="P12"><text:span text:style-name="T7">c) </text:span><text:span text:style-name="T4">&lt;button type=”submit”&gt;Submit&lt;/button&gt;</text:span></text:p>
      <text:p text:style-name="P12"><text:span text:style-name="T3">d) </text:span>&lt;button submit&gt;Submit&lt;/&gt;</text:p>
      <text:p text:style-name="P12"><text:span text:style-name="T3">e) </text:span>&lt;input-button&gt;Submit&lt;/input-button&gt;</text:p>
      <text:p text:style-name="P12"><text:span text:style-name="T3">f) </text:span>&lt;submit&gt;Submit&lt;/submit&gt;</text:p>
      <text:p text:style-name="P9"/>
      <text:p text:style-name="P9">(Send Sensitive Data)</text:p>
      <text:p text:style-name="P10">34. When form data contains sensitive information, then which method should be used?</text:p>
      <text:p text:style-name="Hanging_20_indent"><text:span text:style-name="T3">a) </text:span>Get<text:tab/><text:tab/><text:tab/><text:tab/><text:tab/><text:tab/><text:span text:style-name="T7">b) </text:span><text:span text:style-name="T4">Post</text:span></text:p>
      <text:p text:style-name="Hanging_20_indent"><text:span text:style-name="T3">c) </text:span>Put<text:tab/><text:tab/><text:tab/><text:tab/><text:tab/><text:tab/><text:span text:style-name="T3">d) </text:span>Out</text:p>
      <text:p text:style-name="P15">SOLUTION DESCRIPTION:</text:p>
      <text:p text:style-name="Hanging_20_indent">The post method is used to send critical data. The data is automatically passed in header of the request send and is accessible to the server.</text:p>
      <text:p text:style-name="P9"/>
      <text:p text:style-name="P9"><text:soft-page-break/>(User Controllable Video)</text:p>
      <text:p text:style-name="P10">35. What is the correct syntax to add user controllable mp4 video to the HTML?</text:p>
      <text:p text:style-name="Hanging_20_indent"><text:span text:style-name="T3">a) </text:span>&lt;video controls&gt;&lt;source src="xyz.mp4" type="video"&gt;&lt;/video&gt;</text:p>
      <text:p text:style-name="P11"><text:span text:style-name="T3">b) </text:span>&lt;video&gt;&lt;source src="xyz.mp4" type="video/mp4"&gt;&lt;/video&gt;</text:p>
      <text:p text:style-name="Hanging_20_indent"><text:span text:style-name="T3">c) </text:span>&lt;video controls&gt;&lt;source src="xyz.mp4" type="video/mp4"&gt;&lt;/video&gt;</text:p>
      <text:p text:style-name="Hanging_20_indent"><text:span text:style-name="T3">d) </text:span>all of the above</text:p>
      <text:p text:style-name="P9"/>
      <text:p text:style-name="P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9:21:46.356324508</meta:creation-date>
    <dc:title>Coding Ninjas A4 Sheet</dc:title>
    <meta:editing-duration>PT46M41S</meta:editing-duration>
    <meta:editing-cycles>10</meta:editing-cycles>
    <meta:generator>LibreOffice/7.3.7.2$Linux_X86_64 LibreOffice_project/30$Build-2</meta:generator>
    <dc:date>2023-01-04T20:25:28.336926584</dc:date>
    <meta:document-statistic meta:table-count="0" meta:image-count="0" meta:object-count="0" meta:page-count="7" meta:paragraph-count="186" meta:word-count="1525" meta:character-count="8924" meta:non-whitespace-character-count="7369"/>
    <meta:template xlink:type="simple" xlink:actuate="onRequest" xlink:title="Coding Ninjas A4 Sheet" xlink:href="../../../../../../../../../../Templates/Coding%20Ninjas%20MCQ%20A4%20Sheet.ott" meta:date="2023-01-04T19:21:45.047895435"/>
  </office:meta>
</office:document-meta>
</file>